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62.55" calcext:value-type="float">
            <text:p>162.5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6.68" calcext:value-type="float">
            <text:p>6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27.71" calcext:value-type="float">
            <text:p>27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28.64" calcext:value-type="float">
            <text:p>28.64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9.69" calcext:value-type="float">
            <text:p>9.69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8.25" calcext:value-type="float">
            <text:p>18.2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49" calcext:value-type="float">
            <text:p>3.49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3.4" calcext:value-type="float">
            <text:p>3.4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63.01" calcext:value-type="float">
            <text:p>63.01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43" calcext:value-type="float">
            <text:p>0.43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3.97" calcext:value-type="float">
            <text:p>13.97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21.1" calcext:value-type="float">
            <text:p>21.1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4.38" calcext:value-type="float">
            <text:p>4.38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47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2:05:17.764809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8-17T12:12:58.362211791</dc:date>
    <meta:editing-duration>PT9H9M17S</meta:editing-duration>
    <meta:editing-cycles>63</meta:editing-cycles>
    <meta:generator>LibreOffice/4.4.4.3$Linux_x86 LibreOffice_project/40m0$Build-3</meta:generator>
    <meta:document-statistic meta:table-count="4" meta:cell-count="28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